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14cm" fo:min-width="2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72cm" fo:min-width="1.70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cm" fo:min-width="1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198cm" fo:min-width="2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4cm" svg:x="8.4cm" svg:y="1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cm" svg:y1="3cm" svg:x2="10cm" svg:y2="4.1cm">
          <text:p/>
        </draw:line>
        <draw:custom-shape draw:style-name="gr3" draw:text-style-name="P1" xml:id="id2" draw:id="id2" draw:layer="layout" svg:width="3.5cm" svg:height="2.1cm" svg:x="8.2cm" svg:y="4.3cm">
          <text:p text:style-name="P1">Staff </text:p>
          <text:p text:style-name="P1">logi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6.4cm" svg:x2="9.9cm" svg:y2="7.5cm">
          <text:p/>
        </draw:line>
        <draw:custom-shape draw:style-name="gr4" draw:text-style-name="P1" xml:id="id1" draw:id="id1" draw:layer="layout" svg:width="4.7cm" svg:height="2.9cm" svg:x="7.6cm" svg:y="7.6cm">
          <text:p text:style-name="P1">Correct</text:p>
          <text:p text:style-name="P1">log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6cm" svg:y1="9.05cm" svg:x2="8.637cm" svg:y2="5.35cm" draw:start-shape="id1" draw:start-glue-point="5" draw:end-shape="id2" draw:end-glue-point="9" svg:d="M7600 9050h-501v-3700h1538" svg:viewBox="0 0 1539 3701">
          <text:p/>
        </draw:connector>
        <draw:frame draw:style-name="gr5" draw:layer="layout" svg:width="1.311cm" svg:height="0.962cm" svg:x="7.3cm" svg:y="7.1cm">
          <draw:text-box>
            <text:p>No</text:p>
          </draw:text-box>
        </draw:frame>
        <draw:line draw:style-name="gr2" draw:text-style-name="P1" draw:layer="layout" svg:x1="10cm" svg:y1="10.6cm" svg:x2="10cm" svg:y2="12.7cm">
          <text:p/>
        </draw:line>
        <draw:line draw:style-name="gr2" draw:text-style-name="P1" draw:layer="layout" svg:x1="10cm" svg:y1="15.5cm" svg:x2="10cm" svg:y2="16.6cm">
          <text:p/>
        </draw:line>
        <draw:custom-shape draw:style-name="gr6" draw:text-style-name="P1" draw:layer="layout" svg:width="4cm" svg:height="2.3cm" svg:x="8.2cm" svg:y="12.9cm">
          <text:p text:style-name="P1"><text:span text:style-name="T1"/></text:p>
          <text:p text:style-name="P1"><text:span text:style-name="T1"/></text:p>
          <text:p text:style-name="P1"><text:span text:style-name="T1">Main <text:s/></text:span></text:p>
          <text:p text:style-name="P1"><text:span text:style-name="T1">Restaurant</text:span></text:p>
          <text:p text:style-name="P1"><text:span text:style-name="T1">Interface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layer="layout" svg:width="1.535cm" svg:height="0.962cm" svg:x="10.265cm" svg:y="11cm">
          <draw:text-box>
            <text:p>Yes</text:p>
          </draw:text-box>
        </draw:frame>
        <draw:custom-shape draw:style-name="gr4" draw:text-style-name="P1" xml:id="id3" draw:id="id3" draw:layer="layout" svg:width="4.7cm" svg:height="2.9cm" svg:x="7.7cm" svg:y="16.7cm">
          <text:p text:style-name="P1">Select</text:p>
          <text:p text:style-name="P1">o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7cm" svg:y1="18.15cm" svg:x2="3.8cm" svg:y2="22.2cm" draw:start-shape="id3" draw:start-glue-point="5" draw:end-shape="id4" draw:end-glue-point="5" svg:d="M7700 18150h-3900v4050" svg:viewBox="0 0 3901 4051">
          <text:p/>
        </draw:connector>
        <draw:connector draw:style-name="gr2" draw:text-style-name="P1" draw:layer="layout" svg:x1="12.4cm" svg:y1="18.15cm" svg:x2="16.9cm" svg:y2="22cm" draw:start-shape="id3" draw:start-glue-point="7" draw:end-shape="id5" draw:end-glue-point="5" svg:d="M12400 18150h4500v3850" svg:viewBox="0 0 4501 3851">
          <text:p/>
        </draw:connector>
        <draw:custom-shape draw:style-name="gr6" draw:text-style-name="P1" xml:id="id4" draw:id="id4" draw:layer="layout" svg:width="4cm" svg:height="2.3cm" svg:x="1.8cm" svg:y="22.2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Order</text:span></text:p>
          <text:p text:style-name="P1"><text:span text:style-name="T1">Screen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4cm" svg:height="2.3cm" svg:x="14.9cm" svg:y="22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Booking</text:span></text:p>
          <text:p text:style-name="P1"><text:span text:style-name="T1">Screen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3.8cm" svg:y1="24.5cm" svg:x2="3.78cm" svg:y2="27.025cm" draw:start-shape="id4" draw:start-glue-point="8" svg:d="M3800 24500l-20 2525" svg:viewBox="0 0 21 2526">
          <text:p/>
        </draw:connector>
        <draw:connector draw:style-name="gr2" draw:text-style-name="P1" draw:layer="layout" draw:type="line" svg:x1="16.9cm" svg:y1="24.3cm" svg:x2="16.934cm" svg:y2="27.1cm" draw:start-shape="id5" draw:start-glue-point="8" svg:d="M16900 24300l34 2800" svg:viewBox="0 0 35 2801">
          <text:p/>
        </draw:connector>
        <draw:frame draw:style-name="gr8" draw:layer="layout" svg:width="3.741cm" svg:height="0.962cm" svg:x="2.189cm" svg:y="27.338cm">
          <draw:text-box>
            <text:p>See page _</text:p>
          </draw:text-box>
        </draw:frame>
        <draw:frame draw:style-name="gr9" draw:layer="layout" svg:width="3.741cm" svg:height="0.962cm" svg:x="15cm" svg:y="27.5cm">
          <draw:text-box>
            <text:p>See page _</text:p>
          </draw:text-box>
        </draw:frame>
        <draw:connector draw:style-name="gr2" draw:text-style-name="P1" draw:layer="layout" draw:type="line" svg:x1="10.05cm" svg:y1="19.6cm" svg:x2="10cm" svg:y2="22.2cm" draw:start-shape="id3" draw:start-glue-point="6" draw:end-shape="id6" draw:end-glue-point="5" svg:d="M10050 19600l-50 2600" svg:viewBox="0 0 51 2601">
          <text:p/>
        </draw:connector>
        <draw:custom-shape draw:style-name="gr6" draw:text-style-name="P1" xml:id="id6" draw:id="id6" draw:layer="layout" svg:width="4cm" svg:height="2.3cm" svg:x="8cm" svg:y="22.2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Item</text:span></text:p>
          <text:p text:style-name="P1"><text:span text:style-name="T1">Menu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cm" svg:y1="24.5cm" svg:x2="9.996cm" svg:y2="27.267cm" draw:start-shape="id6" draw:start-glue-point="8" svg:d="M10000 24500l-4 2767" svg:viewBox="0 0 5 2768">
          <text:p/>
        </draw:connector>
        <draw:frame draw:style-name="gr9" draw:layer="layout" svg:width="3.741cm" svg:height="0.962cm" svg:x="8.559cm" svg:y="27.438cm">
          <draw:text-box>
            <text:p>See page _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9:50:50.462000000</meta:creation-date>
    <dc:date>2015-01-12T22:40:55.443000000</dc:date>
    <meta:editing-duration>PT24M11S</meta:editing-duration>
    <meta:editing-cycles>5</meta:editing-cycles>
    <meta:generator>LibreOffice/4.3.2.2$Windows_x86 LibreOffice_project/edfb5295ba211bd31ad47d0bad0118690f76407d</meta:generator>
    <meta:document-statistic meta:object-count="24"/>
  </office:meta>
</office:document-meta>
</file>